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a754" officeooo:paragraph-rsid="001aa754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aa754" officeooo:paragraph-rsid="001aa75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b5214" officeooo:paragraph-rsid="001b521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b5214" officeooo:paragraph-rsid="001aa75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b5214" officeooo:paragraph-rsid="001b521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fo:font-weight="bold" officeooo:rsid="001b5214" officeooo:paragraph-rsid="001b521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fo:font-weight="bold" officeooo:rsid="001d38a9" officeooo:paragraph-rsid="001d38a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eb6a1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eb6a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38a9" style:font-weight-asian="normal" style:font-weight-complex="normal"/>
    </style:style>
    <style:style style:name="T11" style:family="text">
      <style:text-properties fo:font-weight="normal" officeooo:rsid="001eb6a1" style:font-weight-asian="normal" style:font-weight-complex="normal"/>
    </style:style>
    <style:style style:name="T12" style:family="text">
      <style:text-properties officeooo:rsid="001d3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ELO RELACIONAL EJEMPLO:</text:p>
      <text:p text:style-name="P2"/>
      <text:p text:style-name="P4"/>
      <text:p text:style-name="P5"><text:span text:style-name="T1">Administrador:</text:span> <text:span text:style-name="T3">PK:Num_Cole</text:span>, FK: Cod_Com UC DC (PK Tabla Comunidad), Nombre, DNI</text:p>
      <text:p text:style-name="P5"/>
      <text:p text:style-name="P6">Comunidad: <text:span text:style-name="T2">PK:Cod_Com</text:span><text:span text:style-name="T9"> , FK: Num_Cole UC DC (PK Tabla Administrador), Nombre, Calle, Cod_postal, Poblaci</text:span><text:span text:style-name="T10">ó</text:span><text:span text:style-name="T9">n</text:span></text:p>
      <text:p text:style-name="P6"><text:span text:style-name="T9"/></text:p>
      <text:p text:style-name="P3"><text:span text:style-name="T7">Contrata:</text:span><text:span text:style-name="T8"> </text:span>FK: Cod_Com, FK: CIF</text:p>
      <text:p text:style-name="P3"/>
      <text:p text:style-name="P6">Compañía: <text:span text:style-name="T2">PK: CIF</text:span>, <text:span text:style-name="T10">FK: Cod_Sector UC DC (PK Tabla Sector), Dirección, Telefono (Multivaluado), Persona</text:span></text:p>
      <text:p text:style-name="P6"><text:span text:style-name="T10"/></text:p>
      <text:p text:style-name="P7">Propiedad: <text:span text:style-name="T2">PK:</text:span><text:span text:style-name="T9"> </text:span><text:span text:style-name="T2">Num</text:span><text:span text:style-name="T6">_</text:span><text:span text:style-name="T2">por</text:span><text:span text:style-name="T9">, </text:span><text:span text:style-name="T2">Planta</text:span><text:span text:style-name="T9">, </text:span><text:span text:style-name="T2">Letra</text:span>, <text:span text:style-name="T9">FK: </text:span><text:span text:style-name="T11">Cod_Com (PK Tabla Comunidad) Cod_Prop (PK Tabla Persona), Porcentaje, C/C.</text:span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0:47:07.676000000</meta:creation-date>
    <dc:date>2024-11-12T12:54:30.693000000</dc:date>
    <meta:editing-duration>PT7M28S</meta:editing-duration>
    <meta:editing-cycles>1</meta:editing-cycles>
    <meta:document-statistic meta:table-count="0" meta:image-count="0" meta:object-count="0" meta:page-count="1" meta:paragraph-count="6" meta:word-count="63" meta:character-count="459" meta:non-whitespace-character-count="402"/>
    <meta:generator>LibreOffice/24.2.4.2$Windows_X86_64 LibreOffice_project/51a6219feb6075d9a4c46691dcfe0cd9c4fff3c2</meta:generator>
  </office:meta>
</office:document-meta>
</file>